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e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</text:span>ssignment #1: Create a courses collection</text:p>
      <text:p text:style-name="Standard"/>
      <text:p text:style-name="Standard">Assignment #2: Insert 3 documents in the courses collection</text:p>
      <text:p text:style-name="Standard"/>
      <text:p text:style-name="Standard">Assignment #3: Query the following data</text:p>
      <text:p text:style-name="Standard">• Students from all faculties but FT</text:p>
      <text:p text:style-name="Standard">• Students Tom or Sara</text:p>
      <text:p text:style-name="Standard">• Students from FT faculty and sixth semester</text:p>
      <text:p text:style-name="Standard">• Students between 3rd and 6th semester (including them)</text:p>
      <text:p text:style-name="Standard"/>
      <text:p text:style-name="Standard">Assignment #4: Update the following documents:</text:p>
      <text:p text:style-name="Standard">• Ann’s new faculty is FMK</text:p>
      <text:p text:style-name="Standard">• Replace the information of a student named Alice. If it does not exist, insert a new</text:p>
      <text:p text:style-name="Standard">document with the information.</text:p>
      <text:p text:style-name="Standard">• Reduce by one the semester of all students from FAI faculty</text:p>
      <text:p text:style-name="Standard">• All scholarships will be increased by 30%</text:p>
      <text:p text:style-name="Standard"/>
      <text:p text:style-name="Standard">Assignment #5: Remote the following documents:</text:p>
      <text:p text:style-name="Standard">• All documents from FAME faculty</text:p>
      <text:p text:style-name="Standard">• One student with scholarship lower than 5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08:42:23.391447319</meta:creation-date>
    <dc:date>2025-11-03T09:02:18.961387981</dc:date>
    <meta:editing-duration>PT8M59S</meta:editing-duration>
    <meta:editing-cycles>1</meta:editing-cycles>
    <meta:document-statistic meta:table-count="0" meta:image-count="0" meta:object-count="0" meta:page-count="1" meta:paragraph-count="16" meta:word-count="123" meta:character-count="716" meta:non-whitespace-character-count="609"/>
    <meta:generator>LibreOffice/25.2.6.2$Linux_X86_64 LibreOffice_project/520$Build-2</meta:generator>
  </office:meta>
</office:document-meta>
</file>